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6699cc" draw:textarea-vertical-align="middle"/>
    </style:style>
    <style:style style:name="gr4" style:family="graphic" style:parent-style-name="standard">
      <style:graphic-properties draw:fill="solid"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13.716cm" svg:x="1.308cm" svg:y="1.332cm">
          <text:p/>
        </draw:rect>
        <draw:rect draw:style-name="gr2" draw:text-style-name="P1" draw:layer="layout" svg:width="17.399cm" svg:height="4.278cm" svg:x="1.516cm" svg:y="8.484cm">
          <text:p/>
        </draw:rect>
        <draw:rect draw:style-name="gr3" draw:text-style-name="P1" draw:layer="layout" svg:width="17.272cm" svg:height="1.143cm" svg:x="1.516cm" svg:y="13.778cm">
          <text:p text:style-name="P1">Hardware (Atmega328p)</text:p>
        </draw:rect>
        <draw:rect draw:style-name="gr4" draw:text-style-name="P3" draw:layer="layout" svg:width="2.921cm" svg:height="1.397cm" svg:x="3.975cm" svg:y="9.079cm">
          <text:p text:style-name="P2"><text:span text:style-name="T1">DigitalIO</text:span></text:p>
        </draw:rect>
        <draw:rect draw:style-name="gr4" draw:text-style-name="P3" draw:layer="layout" svg:width="2.921cm" svg:height="1.397cm" svg:x="1.789cm" svg:y="10.911cm">
          <text:p text:style-name="P2"><text:span text:style-name="T1">ADC</text:span></text:p>
        </draw:rect>
        <draw:rect draw:style-name="gr4" draw:text-style-name="P3" draw:layer="layout" svg:width="2.921cm" svg:height="1.397cm" svg:x="6.515cm" svg:y="10.857cm">
          <text:p text:style-name="P2"><text:span text:style-name="T1">PWM</text:span></text:p>
        </draw:rect>
        <draw:rect draw:style-name="gr4" draw:text-style-name="P3" draw:layer="layout" svg:width="2.921cm" svg:height="1.397cm" svg:x="8.801cm" svg:y="9.079cm">
          <text:p text:style-name="P2"><text:span text:style-name="T1">UART</text:span></text:p>
        </draw:rect>
        <draw:rect draw:style-name="gr4" draw:text-style-name="P3" draw:layer="layout" svg:width="2.921cm" svg:height="1.397cm" svg:x="13.373cm" svg:y="9.079cm">
          <text:p text:style-name="P2"><text:span text:style-name="T1">SUART</text:span></text:p>
        </draw:rect>
        <draw:rect draw:style-name="gr4" draw:text-style-name="P3" draw:layer="layout" svg:width="2.921cm" svg:height="1.397cm" svg:x="11.214cm" svg:y="10.857cm">
          <text:p text:style-name="P2"><text:span text:style-name="T1">Tick</text:span></text:p>
        </draw:rect>
        <draw:rect draw:style-name="gr4" draw:text-style-name="P3" draw:layer="layout" svg:width="2.921cm" svg:height="1.397cm" svg:x="15.786cm" svg:y="10.857cm">
          <text:p text:style-name="P2"><text:span text:style-name="T1">EXINT</text:span></text:p>
        </draw:rect>
        <draw:rect draw:style-name="gr2" draw:text-style-name="P1" draw:layer="layout" svg:width="17.399cm" svg:height="4.612cm" svg:x="1.505cm" svg:y="3.491cm">
          <text:p/>
        </draw:rect>
        <draw:rect draw:style-name="gr4" draw:text-style-name="P3" draw:layer="layout" svg:width="2.921cm" svg:height="1.397cm" svg:x="15.659cm" svg:y="6.061cm">
          <text:p text:style-name="P2"><text:span text:style-name="T1">Encoder</text:span></text:p>
        </draw:rect>
        <draw:rect draw:style-name="gr4" draw:text-style-name="P3" draw:layer="layout" svg:width="2.921cm" svg:height="1.397cm" svg:x="8.774cm" svg:y="6.077cm">
          <text:p text:style-name="P2"><text:span text:style-name="T1">DMX</text:span></text:p>
        </draw:rect>
        <draw:rect draw:style-name="gr4" draw:text-style-name="P3" draw:layer="layout" svg:width="2.921cm" svg:height="1.397cm" svg:x="5.245cm" svg:y="6.071cm">
          <text:p text:style-name="P2"><text:span text:style-name="T1">Grua</text:span></text:p>
        </draw:rect>
        <draw:rect draw:style-name="gr4" draw:text-style-name="P3" draw:layer="layout" svg:width="2.921cm" svg:height="1.397cm" svg:x="1.816cm" svg:y="6.071cm">
          <text:p text:style-name="P2"><text:span text:style-name="T1">Dipswitch</text:span></text:p>
        </draw:rect>
        <draw:rect draw:style-name="gr3" draw:text-style-name="P1" draw:layer="layout" svg:width="17.272cm" svg:height="1.143cm" svg:x="1.562cm" svg:y="1.534cm">
          <text:p text:style-name="P1">Aplicación</text:p>
        </draw:rect>
        <draw:line draw:style-name="gr5" draw:text-style-name="P1" draw:layer="layout" svg:x1="2.578cm" svg:y1="10.897cm" svg:x2="2.578cm" svg:y2="7.468cm">
          <text:p/>
        </draw:line>
        <draw:line draw:style-name="gr5" draw:text-style-name="P1" draw:layer="layout" svg:x1="7.404cm" svg:y1="10.857cm" svg:x2="7.404cm" svg:y2="7.468cm">
          <text:p/>
        </draw:line>
        <draw:line draw:style-name="gr6" draw:text-style-name="P1" draw:layer="layout" svg:x1="5.961cm" svg:y1="7.468cm" svg:x2="5.961cm" svg:y2="9.119cm">
          <text:p/>
        </draw:line>
        <draw:line draw:style-name="gr5" draw:text-style-name="P1" draw:layer="layout" svg:x1="4.356cm" svg:y1="7.468cm" svg:x2="4.356cm" svg:y2="9.079cm">
          <text:p/>
        </draw:line>
        <draw:line draw:style-name="gr5" draw:text-style-name="P1" draw:layer="layout" svg:x1="3.24cm" svg:y1="13.778cm" svg:x2="3.24cm" svg:y2="12.294cm">
          <text:p/>
        </draw:line>
        <draw:line draw:style-name="gr6" draw:text-style-name="P1" draw:layer="layout" svg:x1="5.372cm" svg:y1="10.516cm" svg:x2="5.372cm" svg:y2="13.778cm">
          <text:p/>
        </draw:line>
        <draw:line draw:style-name="gr6" draw:text-style-name="P1" draw:layer="layout" svg:x1="7.95cm" svg:y1="12.207cm" svg:x2="7.95cm" svg:y2="13.778cm">
          <text:p/>
        </draw:line>
        <draw:line draw:style-name="gr5" draw:text-style-name="P1" draw:layer="layout" svg:x1="3.34cm" svg:y1="6.071cm" svg:x2="3.34cm" svg:y2="2.729cm">
          <text:p/>
        </draw:line>
        <draw:line draw:style-name="gr6" draw:text-style-name="P1" draw:layer="layout" svg:x1="6.769cm" svg:y1="2.729cm" svg:x2="6.769cm" svg:y2="6.071cm">
          <text:p/>
        </draw:line>
        <draw:line draw:style-name="gr6" draw:text-style-name="P1" draw:layer="layout" svg:x1="17.945cm" svg:y1="2.729cm" svg:x2="17.945cm" svg:y2="6.058cm">
          <text:p/>
        </draw:line>
        <draw:line draw:style-name="gr6" draw:text-style-name="P1" draw:layer="layout" svg:x1="10.245cm" svg:y1="2.729cm" svg:x2="10.245cm" svg:y2="6.058cm">
          <text:p/>
        </draw:line>
        <draw:line draw:style-name="gr6" draw:text-style-name="P1" draw:layer="layout" svg:x1="15.845cm" svg:y1="2.729cm" svg:x2="15.845cm" svg:y2="3.999cm">
          <text:p/>
        </draw:line>
        <draw:line draw:style-name="gr6" draw:text-style-name="P1" draw:layer="layout" svg:x1="17.145cm" svg:y1="7.458cm" svg:x2="17.145cm" svg:y2="10.858cm">
          <text:p/>
        </draw:line>
        <draw:rect draw:style-name="gr4" draw:text-style-name="P3" draw:layer="layout" svg:width="2.921cm" svg:height="1.397cm" svg:x="14.389cm" svg:y="3.953cm">
          <text:p text:style-name="P2"><text:span text:style-name="T1">Controlador</text:span></text:p>
        </draw:rect>
        <draw:line draw:style-name="gr5" draw:text-style-name="P1" draw:layer="layout" svg:x1="16.421cm" svg:y1="6.071cm" svg:x2="16.421cm" svg:y2="5.35cm">
          <text:p/>
        </draw:line>
        <draw:line draw:style-name="gr6" draw:text-style-name="P1" draw:layer="layout" svg:x1="12.645cm" svg:y1="2.729cm" svg:x2="12.645cm" svg:y2="10.858cm">
          <text:p/>
        </draw:line>
        <draw:line draw:style-name="gr6" draw:text-style-name="P1" draw:layer="layout" svg:x1="14.135cm" svg:y1="2.729cm" svg:x2="14.135cm" svg:y2="9.079cm">
          <text:p/>
        </draw:line>
        <draw:line draw:style-name="gr6" draw:text-style-name="P1" draw:layer="layout" svg:x1="12.611cm" svg:y1="12.254cm" svg:x2="12.611cm" svg:y2="13.825cm">
          <text:p/>
        </draw:line>
        <draw:line draw:style-name="gr6" draw:text-style-name="P1" draw:layer="layout" svg:x1="17.183cm" svg:y1="12.207cm" svg:x2="17.183cm" svg:y2="13.778cm">
          <text:p/>
        </draw:line>
        <draw:line draw:style-name="gr6" draw:text-style-name="P1" draw:layer="layout" svg:x1="10.242cm" svg:y1="10.476cm" svg:x2="10.242cm" svg:y2="13.778cm">
          <text:p/>
        </draw:line>
        <draw:line draw:style-name="gr6" draw:text-style-name="P1" draw:layer="layout" svg:x1="14.77cm" svg:y1="10.476cm" svg:x2="14.77cm" svg:y2="13.778cm">
          <text:p/>
        </draw:line>
        <draw:line draw:style-name="gr6" draw:text-style-name="P1" draw:layer="layout" svg:x1="10.261cm" svg:y1="7.469cm" svg:x2="10.261cm" svg:y2="9.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1T11:47:17.11</dc:date>
    <dc:creator>ian </dc:creator>
    <meta:editing-duration>PT7H3M7S</meta:editing-duration>
    <meta:editing-cycles>60</meta:editing-cycles>
    <meta:generator>OpenOffice/4.1.3$Win32 OpenOffice.org_project/413m1$Build-9783</meta:generator>
    <meta:document-statistic meta:object-count="38"/>
  </office:meta>
</office:document-meta>
</file>